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RIN ROSA AGUIRRE AMASIFU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00804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AMASIFUEN, KARIN RO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080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OS HUAMANI, E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9509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56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2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3:09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